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533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4.33cm"/>
    </style:style>
    <style:style style:name="co7" style:family="table-column">
      <style:table-column-properties fo:break-before="auto" style:column-width="2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  <table:table-cell table:style-name="ce5" office:value-type="string" calcext:value-type="string" table:number-columns-spanned="8" table:number-rows-spanned="1">
            <text:p>Title : <text:s/>Implementation of one way and two way Anova</text:p>
          </table:table-cell>
          <table:covered-table-cell table:number-columns-repeated="7"/>
          <table:table-cell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One way Anova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9"/>
        </table:table-row>
        <table:table-row table:style-name="ro1">
          <table:table-cell/>
          <table:table-cell table:style-name="ce1" table:number-columns-repeated="3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Method A</text:p>
          </table:table-cell>
          <table:table-cell table:style-name="ce5" office:value-type="string" calcext:value-type="string">
            <text:p>Method B</text:p>
          </table:table-cell>
          <table:table-cell table:style-name="ce5" office:value-type="string" calcext:value-type="string">
            <text:p>Method C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8" calcext:value-type="float">
            <text:p>88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2" calcext:value-type="float">
            <text:p>92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7" calcext:value-type="float">
            <text:p>87</text:p>
          </table:table-cell>
          <table:table-cell/>
          <table:table-cell office:value-type="string" calcext:value-type="string">
            <text:p>Column 1</text:p>
          </table:table-cell>
          <table:table-cell table:formula="of:=COUNT([$Sheet1.$B$6:.$B$10])" office:value-type="float" office:value="5" calcext:value-type="float">
            <text:p>5</text:p>
          </table:table-cell>
          <table:table-cell table:formula="of:=SUM([$Sheet1.$B$6:.$B$10])" office:value-type="float" office:value="423" calcext:value-type="float">
            <text:p>423</text:p>
          </table:table-cell>
          <table:table-cell table:formula="of:=AVERAGE([$Sheet1.$B$6:.$B$10])" office:value-type="float" office:value="84.6" calcext:value-type="float">
            <text:p>84.6</text:p>
          </table:table-cell>
          <table:table-cell table:formula="of:=VAR([$Sheet1.$B$6:.$B$10])" office:value-type="float" office:value="22.8" calcext:value-type="float">
            <text:p>22.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/>
          <table:table-cell office:value-type="string" calcext:value-type="string">
            <text:p>Column 2</text:p>
          </table:table-cell>
          <table:table-cell table:formula="of:=COUNT([$Sheet1.$C$6:.$C$10])" office:value-type="float" office:value="5" calcext:value-type="float">
            <text:p>5</text:p>
          </table:table-cell>
          <table:table-cell table:formula="of:=SUM([$Sheet1.$C$6:.$C$10])" office:value-type="float" office:value="398" calcext:value-type="float">
            <text:p>398</text:p>
          </table:table-cell>
          <table:table-cell table:formula="of:=AVERAGE([$Sheet1.$C$6:.$C$10])" office:value-type="float" office:value="79.6" calcext:value-type="float">
            <text:p>79.6</text:p>
          </table:table-cell>
          <table:table-cell table:formula="of:=VAR([$Sheet1.$C$6:.$C$10])"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Sheet1.$D$6:.$D$10])" office:value-type="float" office:value="5" calcext:value-type="float">
            <text:p>5</text:p>
          </table:table-cell>
          <table:table-cell table:formula="of:=SUM([$Sheet1.$D$6:.$D$10])" office:value-type="float" office:value="442" calcext:value-type="float">
            <text:p>442</text:p>
          </table:table-cell>
          <table:table-cell table:formula="of:=AVERAGE([$Sheet1.$D$6:.$D$10])" office:value-type="float" office:value="88.4" calcext:value-type="float">
            <text:p>88.4</text:p>
          </table:table-cell>
          <table:table-cell table:formula="of:=VAR([$Sheet1.$D$6:.$D$10])"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tween Groups</text:p>
          </table:table-cell>
          <table:table-cell table:formula="of:=SUMPRODUCT([$Sheet1.$H$9:.$H$11];[$Sheet1.$I$9:.$I$11])-SUM([$Sheet1.$H$9:.$H$11])^2/SUM([$Sheet1.$G$9:.$G$11])" office:value-type="float" office:value="194.799999999988" calcext:value-type="float">
            <text:p>194.799999999988</text:p>
          </table:table-cell>
          <table:table-cell table:formula="of:=COUNT([$Sheet1.$H$9:.$H$11])-1" office:value-type="float" office:value="2" calcext:value-type="float">
            <text:p>2</text:p>
          </table:table-cell>
          <table:table-cell table:formula="of:=[$Sheet1.$G$14] / [$Sheet1.$H$14]" office:value-type="float" office:value="97.3999999999942" calcext:value-type="float">
            <text:p>97.3999999999942</text:p>
          </table:table-cell>
          <table:table-cell table:formula="of:=[$Sheet1.$I$14] / [$Sheet1.$I$15]" office:value-type="float" office:value="7.51156812339287" calcext:value-type="float">
            <text:p>7.51156812339287</text:p>
          </table:table-cell>
          <table:table-cell table:formula="of:=LEGACY.FDIST([$Sheet1.$J$14]; [$Sheet1.$H$14]; [$Sheet1.$H$15])" office:value-type="float" office:value="0.00766783874282188" calcext:value-type="float">
            <text:p>0.00766783874282188</text:p>
          </table:table-cell>
          <table:table-cell table:formula="of:=LEGACY.FINV([$Sheet1.$G$6]; [$Sheet1.$H$14]; [$Sheet1.$H$15])" office:value-type="float" office:value="3.88529383465239" calcext:value-type="float">
            <text:p>3.8852938346523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ithin Groups</text:p>
          </table:table-cell>
          <table:table-cell table:formula="of:=SUM(DEVSQ([$Sheet1.$B$6:.$B$10]);DEVSQ([$Sheet1.$C$6:.$C$10]);DEVSQ([$Sheet1.$D$6:.$D$10]))" office:value-type="float" office:value="155.6" calcext:value-type="float">
            <text:p>155.6</text:p>
          </table:table-cell>
          <table:table-cell table:formula="of:=SUM([$Sheet1.$G$9:.$G$11])-COUNT([$Sheet1.$G$9:.$G$11])" office:value-type="float" office:value="12" calcext:value-type="float">
            <text:p>12</text:p>
          </table:table-cell>
          <table:table-cell table:formula="of:=[$Sheet1.$G$15] / [$Sheet1.$H$15]" office:value-type="float" office:value="12.9666666666667" calcext:value-type="float">
            <text:p>12.96666666666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DEVSQ([$Sheet1.$B$6:.$B$10];[$Sheet1.$C$6:.$C$10];[$Sheet1.$D$6:.$D$10])" office:value-type="float" office:value="350.4" calcext:value-type="float">
            <text:p>350.4</text:p>
          </table:table-cell>
          <table:table-cell table:formula="of:=SUM([$Sheet1.$G$9:.$G$11]) - 1" office:value-type="float" office:value="14" calcext:value-type="float">
            <text:p>14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ce5" office:value-type="string" calcext:value-type="string" table:number-columns-spanned="8" table:number-rows-spanned="1">
            <text:p>Title : <text:s/>Implementation of one way and two way Anova</text:p>
          </table:table-cell>
          <table:covered-table-cell table:number-columns-repeated="7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Two way Anova</text:p>
          </table:table-cell>
          <table:covered-table-cell/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Gender</text:p>
          </table:table-cell>
          <table:table-cell table:style-name="ce5" office:value-type="string" calcext:value-type="string">
            <text:p>Background</text:p>
          </table:table-cell>
          <table:table-cell table:style-name="ce5" office:value-type="string" calcext:value-type="string">
            <text:p>Sco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pan text:style-name="T1">ANOVA - Two Factor</text:span>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lumn 1</text:p>
          </table:table-cell>
          <table:table-cell table:formula="of:=COUNT([$Sheet2.$B$7:.$B$12])" office:value-type="float" office:value="6" calcext:value-type="float">
            <text:p>6</text:p>
          </table:table-cell>
          <table:table-cell table:formula="of:=SUM([$Sheet2.$B$7:.$B$12])" office:value-type="float" office:value="9" calcext:value-type="float">
            <text:p>9</text:p>
          </table:table-cell>
          <table:table-cell table:formula="of:=AVERAGE([$Sheet2.$B$7:.$B$12])" office:value-type="float" office:value="1.5" calcext:value-type="float">
            <text:p>1.5</text:p>
          </table:table-cell>
          <table:table-cell table:formula="of:=VAR([$Sheet2.$B$7:.$B$12])"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lumn 2</text:p>
          </table:table-cell>
          <table:table-cell table:formula="of:=COUNT([$Sheet2.$C$7:.$C$12])" office:value-type="float" office:value="6" calcext:value-type="float">
            <text:p>6</text:p>
          </table:table-cell>
          <table:table-cell table:formula="of:=SUM([$Sheet2.$C$7:.$C$12])" office:value-type="float" office:value="12" calcext:value-type="float">
            <text:p>12</text:p>
          </table:table-cell>
          <table:table-cell table:formula="of:=AVERAGE([$Sheet2.$C$7:.$C$12])" office:value-type="float" office:value="2" calcext:value-type="float">
            <text:p>2</text:p>
          </table:table-cell>
          <table:table-cell table:formula="of:=VAR([$Sheet2.$C$7:.$C$12])"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lumn 3</text:p>
          </table:table-cell>
          <table:table-cell table:formula="of:=COUNT([$Sheet2.$D$7:.$D$12])" office:value-type="float" office:value="6" calcext:value-type="float">
            <text:p>6</text:p>
          </table:table-cell>
          <table:table-cell table:formula="of:=SUM([$Sheet2.$D$7:.$D$12])" office:value-type="float" office:value="420" calcext:value-type="float">
            <text:p>420</text:p>
          </table:table-cell>
          <table:table-cell table:formula="of:=AVERAGE([$Sheet2.$D$7:.$D$12])" office:value-type="float" office:value="70" calcext:value-type="float">
            <text:p>70</text:p>
          </table:table-cell>
          <table:table-cell table:formula="of:=VAR([$Sheet2.$D$7:.$D$12])" office:value-type="float" office:value="105.2" calcext:value-type="float">
            <text:p>105.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ow 1</text:p>
          </table:table-cell>
          <table:table-cell table:formula="of:=COUNT([$Sheet2.$B$7:.$D$7])" office:value-type="float" office:value="3" calcext:value-type="float">
            <text:p>3</text:p>
          </table:table-cell>
          <table:table-cell table:formula="of:=SUM([$Sheet2.$B$7:.$D$7])" office:value-type="float" office:value="77" calcext:value-type="float">
            <text:p>77</text:p>
          </table:table-cell>
          <table:table-cell table:formula="of:=AVERAGE([$Sheet2.$B$7:.$D$7])" office:value-type="float" office:value="25.6666666666667" calcext:value-type="float">
            <text:p>25.6666666666667</text:p>
          </table:table-cell>
          <table:table-cell table:formula="of:=VAR([$Sheet2.$B$7:.$D$7])" office:value-type="float" office:value="1825.33333333333" calcext:value-type="float">
            <text:p>1825.333333333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w 2</text:p>
          </table:table-cell>
          <table:table-cell table:formula="of:=COUNT([$Sheet2.$B$8:.$D$8])" office:value-type="float" office:value="3" calcext:value-type="float">
            <text:p>3</text:p>
          </table:table-cell>
          <table:table-cell table:formula="of:=SUM([$Sheet2.$B$8:.$D$8])" office:value-type="float" office:value="85" calcext:value-type="float">
            <text:p>85</text:p>
          </table:table-cell>
          <table:table-cell table:formula="of:=AVERAGE([$Sheet2.$B$8:.$D$8])" office:value-type="float" office:value="28.3333333333333" calcext:value-type="float">
            <text:p>28.3333333333333</text:p>
          </table:table-cell>
          <table:table-cell table:formula="of:=VAR([$Sheet2.$B$8:.$D$8])" office:value-type="float" office:value="2160.33333333333" calcext:value-type="float">
            <text:p>2160.333333333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w 3</text:p>
          </table:table-cell>
          <table:table-cell table:formula="of:=COUNT([$Sheet2.$B$9:.$D$9])" office:value-type="float" office:value="3" calcext:value-type="float">
            <text:p>3</text:p>
          </table:table-cell>
          <table:table-cell table:formula="of:=SUM([$Sheet2.$B$9:.$D$9])" office:value-type="float" office:value="71" calcext:value-type="float">
            <text:p>71</text:p>
          </table:table-cell>
          <table:table-cell table:formula="of:=AVERAGE([$Sheet2.$B$9:.$D$9])" office:value-type="float" office:value="23.6666666666667" calcext:value-type="float">
            <text:p>23.6666666666667</text:p>
          </table:table-cell>
          <table:table-cell table:formula="of:=VAR([$Sheet2.$B$9:.$D$9])" office:value-type="float" office:value="1474.33333333333" calcext:value-type="float">
            <text:p>1474.333333333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w 4</text:p>
          </table:table-cell>
          <table:table-cell table:formula="of:=COUNT([$Sheet2.$B$10:.$D$10])" office:value-type="float" office:value="3" calcext:value-type="float">
            <text:p>3</text:p>
          </table:table-cell>
          <table:table-cell table:formula="of:=SUM([$Sheet2.$B$10:.$D$10])" office:value-type="float" office:value="82" calcext:value-type="float">
            <text:p>82</text:p>
          </table:table-cell>
          <table:table-cell table:formula="of:=AVERAGE([$Sheet2.$B$10:.$D$10])" office:value-type="float" office:value="27.3333333333333" calcext:value-type="float">
            <text:p>27.3333333333333</text:p>
          </table:table-cell>
          <table:table-cell table:formula="of:=VAR([$Sheet2.$B$10:.$D$10])" office:value-type="float" office:value="1925.33333333333" calcext:value-type="float">
            <text:p>1925.333333333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w 5</text:p>
          </table:table-cell>
          <table:table-cell table:formula="of:=COUNT([$Sheet2.$B$11:.$D$11])" office:value-type="float" office:value="3" calcext:value-type="float">
            <text:p>3</text:p>
          </table:table-cell>
          <table:table-cell table:formula="of:=SUM([$Sheet2.$B$11:.$D$11])" office:value-type="float" office:value="59" calcext:value-type="float">
            <text:p>59</text:p>
          </table:table-cell>
          <table:table-cell table:formula="of:=AVERAGE([$Sheet2.$B$11:.$D$11])" office:value-type="float" office:value="19.6666666666667" calcext:value-type="float">
            <text:p>19.6666666666667</text:p>
          </table:table-cell>
          <table:table-cell table:formula="of:=VAR([$Sheet2.$B$11:.$D$11])" office:value-type="float" office:value="937.333333333333" calcext:value-type="float">
            <text:p>937.3333333333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w 6</text:p>
          </table:table-cell>
          <table:table-cell table:formula="of:=COUNT([$Sheet2.$B$12:.$D$12])" office:value-type="float" office:value="3" calcext:value-type="float">
            <text:p>3</text:p>
          </table:table-cell>
          <table:table-cell table:formula="of:=SUM([$Sheet2.$B$12:.$D$12])" office:value-type="float" office:value="67" calcext:value-type="float">
            <text:p>67</text:p>
          </table:table-cell>
          <table:table-cell table:formula="of:=AVERAGE([$Sheet2.$B$12:.$D$12])" office:value-type="float" office:value="22.3333333333333" calcext:value-type="float">
            <text:p>22.3333333333333</text:p>
          </table:table-cell>
          <table:table-cell table:formula="of:=VAR([$Sheet2.$B$12:.$D$12])" office:value-type="float" office:value="1180.33333333333" calcext:value-type="float">
            <text:p>1180.3333333333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ws</text:p>
          </table:table-cell>
          <table:table-cell table:formula="of:=SUMPRODUCT([$Sheet2.$D$23:.$D$28];[$Sheet2.$E$23:.$E$28]) - SUM([$Sheet2.$B$7:.$D$12])^2 / COUNT([$Sheet2.$B$7:.$D$12])" office:value-type="float" office:value="158.5" calcext:value-type="float">
            <text:p>158.5</text:p>
          </table:table-cell>
          <table:table-cell table:formula="of:=MAX([$Sheet2.$C$19:.$C$21]) - 1" office:value-type="float" office:value="5" calcext:value-type="float">
            <text:p>5</text:p>
          </table:table-cell>
          <table:table-cell table:formula="of:=[$Sheet2.$C$31] / [$Sheet2.$D$31]" office:value-type="float" office:value="31.7" calcext:value-type="float">
            <text:p>31.7</text:p>
          </table:table-cell>
          <table:table-cell table:formula="of:=[$Sheet2.$E$31] / [$Sheet2.$E$33]" office:value-type="float" office:value="0.849865951742627" calcext:value-type="float">
            <text:p>0.849865951742627</text:p>
          </table:table-cell>
          <table:table-cell table:formula="of:=LEGACY.FDIST([$Sheet2.$F$31]; [$Sheet2.$D$31]; [$Sheet2.$D$33])" office:value-type="float" office:value="0.545141962411032" calcext:value-type="float">
            <text:p>0.545141962411032</text:p>
          </table:table-cell>
          <table:table-cell table:formula="of:=LEGACY.FINV([$Sheet2.$C$16]; [$Sheet2.$D$31]; [$Sheet2.$D$33])" office:value-type="float" office:value="3.32583453041301" calcext:value-type="float">
            <text:p>3.325834530413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umns</text:p>
          </table:table-cell>
          <table:table-cell table:formula="of:=SUMPRODUCT([$Sheet2.$D$19:.$D$21];[$Sheet2.$E$19:.$E$21]) - SUM([$Sheet2.$B$7:.$D$12])^2 / COUNT([$Sheet2.$B$7:.$D$12])" office:value-type="float" office:value="18633" calcext:value-type="float">
            <text:p>18633</text:p>
          </table:table-cell>
          <table:table-cell table:formula="of:=MAX([$Sheet2.$C$23:.$C$28]) - 1" office:value-type="float" office:value="2" calcext:value-type="float">
            <text:p>2</text:p>
          </table:table-cell>
          <table:table-cell table:formula="of:=[$Sheet2.$C$32] / [$Sheet2.$D$32]" office:value-type="float" office:value="9316.5" calcext:value-type="float">
            <text:p>9316.5</text:p>
          </table:table-cell>
          <table:table-cell table:formula="of:=[$Sheet2.$E$32] / [$Sheet2.$E$33]" office:value-type="float" office:value="249.772117962467" calcext:value-type="float">
            <text:p>249.772117962467</text:p>
          </table:table-cell>
          <table:table-cell table:formula="of:=LEGACY.FDIST([$Sheet2.$F$32]; [$Sheet2.$D$32]; [$Sheet2.$D$33])" office:value-type="float" office:value="0.00000000291132395860451" calcext:value-type="float">
            <text:p>2.91132395860451E-09</text:p>
          </table:table-cell>
          <table:table-cell table:formula="of:=LEGACY.FINV([$Sheet2.$C$16]; [$Sheet2.$D$32]; [$Sheet2.$D$33])" office:value-type="float" office:value="4.1028210151304" calcext:value-type="float">
            <text:p>4.1028210151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table:formula="of:=SUMSQ([$Sheet2.$B$7:.$D$12])+SUM([$Sheet2.$B$7:.$D$12])^2/COUNT([$Sheet2.$B$7:.$D$12]) - (SUMPRODUCT([$Sheet2.$D$23:.$D$28];[$Sheet2.$E$23:.$E$28]) + SUMPRODUCT([$Sheet2.$D$19:.$D$21];[$Sheet2.$E$19:.$E$21]))" office:value-type="float" office:value="373" calcext:value-type="float">
            <text:p>373</text:p>
          </table:table-cell>
          <table:table-cell table:formula="of:=[$Sheet2.$D$34] - [$Sheet2.$D$31] - [$Sheet2.$D$32]" office:value-type="float" office:value="10" calcext:value-type="float">
            <text:p>10</text:p>
          </table:table-cell>
          <table:table-cell table:formula="of:=[$Sheet2.$C$33] / [$Sheet2.$D$33]" office:value-type="float" office:value="37.3" calcext:value-type="float">
            <text:p>37.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$Sheet2.$C$31];[$Sheet2.$C$32];[$Sheet2.$C$33])" office:value-type="float" office:value="19164.5" calcext:value-type="float">
            <text:p>19164.5</text:p>
          </table:table-cell>
          <table:table-cell table:formula="of:=COUNT([$Sheet2.$B$7:.$D$12])-1" office:value-type="float" office:value="17" calcext:value-type="float">
            <text:p>1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09:45:43.2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8T09:39:15.936000000</meta:creation-date>
    <dc:date>2024-04-04T10:57:07.579000000</dc:date>
    <meta:editing-duration>PT1H8M39S</meta:editing-duration>
    <meta:editing-cycles>4</meta:editing-cycles>
    <meta:generator>LibreOffice/24.2.0.3$Windows_X86_64 LibreOffice_project/da48488a73ddd66ea24cf16bbc4f7b9c08e9bea1</meta:generator>
    <meta:document-statistic meta:table-count="2" meta:cell-count="168" meta:object-count="0"/>
  </office:meta>
</office:document-meta>
</file>